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text-position="super 58%" officeooo:rsid="00093427" officeooo:paragraph-rsid="00093427"/>
    </style:style>
    <style:style style:name="P2" style:family="paragraph" style:parent-style-name="Standard">
      <style:paragraph-properties fo:text-align="end" style:justify-single-word="false"/>
      <style:text-properties officeooo:paragraph-rsid="00093427"/>
    </style:style>
    <style:style style:name="P3" style:family="paragraph" style:parent-style-name="Standard">
      <style:paragraph-properties fo:text-align="end" style:justify-single-word="false"/>
      <style:text-properties officeooo:rsid="000ae99e" officeooo:paragraph-rsid="000ae99e"/>
    </style:style>
    <style:style style:name="P4" style:family="paragraph" style:parent-style-name="Standard">
      <style:paragraph-properties fo:text-align="end" style:justify-single-word="false"/>
      <style:text-properties style:text-position="super 58%" officeooo:rsid="000ae99e" officeooo:paragraph-rsid="000ae99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93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رنگ اون هنوز خوش نشده</text:p>
      <text:p text:style-name="P1">انا غیر مطمئن پرسید: چه اتفاقی افتاده ؟</text:p>
      <text:p text:style-name="P1">هیچ ایده ای ندارم از کجا باید اون رو بفهمم</text:p>
      <text:p text:style-name="P1">تو دیشب اینجا بودی </text:p>
      <text:p text:style-name="P1"/>
      <text:p text:style-name="P1">نه من از چند روز پیش بیشتر اینجا نبودم توی این چند روز </text:p>
      <text:p text:style-name="P1">خیلی کم شلوغ بودهده پس سرویس دادن رو تنهایی بئاتا انجام داده</text:p>
      <text:p text:style-name="P1">بئاتا </text:p>
      <text:p text:style-name="P1">منضور تو اینکه </text:p>
      <text:p text:style-name="P1"/>
      <text:p text:style-name="P2"><text:span text:style-name="T2">انا گوشیه خودش رو <text:s/>از کیفش برداشت و تماس گرفت </text:span></text:p>
      <text:p text:style-name="P2"><text:span text:style-name="T2">یه مقدار بعد ورونیکا و کلوز مایر اومدند ناچار انها هم ان پلاکارد را خواندند </text:span></text:p>
      <text:p text:style-name="P2"><text:span text:style-name="T2"/></text:p>
      <text:p text:style-name="P3"><text:span text:style-name="T2">و</text:span><text:span text:style-name="T1">رونیکا از پدرش پرسید چیزی میدونی پدر </text:span></text:p>
      <text:p text:style-name="P4">اون شونه هاش رو تکون داد و ساکت موند </text:p>
      <text:p text:style-name="P4"/>
      <text:p text:style-name="P4">من او رو نمی دانم انا با ناراحتی گفت <text:s/>من اون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2:41:23.728335629</meta:creation-date>
    <dc:date>2024-08-21T18:41:10.708569096</dc:date>
    <meta:editing-duration>PT29M27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13" meta:word-count="108" meta:character-count="499" meta:non-whitespace-character-count="394"/>
  </office:meta>
</office:document-meta>
</file>